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88c" officeooo:paragraph-rsid="001958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danto</text:p>
      <text:p text:style-name="P1">Valitsin aiheekseni Muistilistan. Järjestelmän tarkoitus on tehdä lista muistettavista asioista. </text:p>
      <text:p text:style-name="P1">Käyttäjä haluaa lisätä asioita listaan, prioirisoida, ja luokitella niitä. Käyttäjä haluaa myös kavereidensa voivan käyttää järjestelmää.</text:p>
      <text:p text:style-name="P1">Tavoitteena on saada toimiva muistilista, jossa voi lisätä, poistaa ja muokata tehtäviä. Muita toimintoja ovat kirjautuminen, </text:p>
      <text:p text:style-name="P1">luokkien lisäys ja poisto, sekä ne voivat olla sisäkkäisiä ja yhdellä askareella voi olla monta luokkaa. Tavoitteena on saada mahdollisimman monta näistä toiminnoista toteutettua.</text:p>
      <text:p text:style-name="P1">Toteutan järjestelmän phpllä. En ole vielä tutustunut missä työympäristössä järjestelmä olisi paras suorittaa.</text:p>
      <text:p text:style-name="P1"/>
      <text:p text:style-name="P1">Käyttötapaukset</text:p>
      <text:p text:style-name="P1"><text:tab/>Käyttäjä ryhmät</text:p>
      <text:p text:style-name="P1"><text:tab/><text:tab/>Ossi Opiskelija, kirjautunut</text:p>
      <text:p text:style-name="P1"><text:tab/>Pääkäyttäjä</text:p>
      <text:p text:style-name="P1"><text:tab/><text:tab/>Ossin kaverit</text:p>
      <text:p text:style-name="P1"><text:tab/>Muut käyttäjät, kirjautunut</text:p>
      <text:p text:style-name="P1">Käyttötapauskuvaukset</text:p>
      <text:p text:style-name="P1">Oletetaan että kirjauduttu sisään. </text:p>
      <text:p text:style-name="P1"><text:tab/>Askareen lisäys</text:p>
      <text:p text:style-name="P1"><text:tab/><text:tab/>Lisätään askare, tallennetaan se. Luokitellaan haluttaessa askare ja prioirisoidaan se.</text:p>
      <text:p text:style-name="P1"><text:tab/>Askareen poisto</text:p>
      <text:p text:style-name="P1"><text:tab/><text:tab/>Valitaan askare ja poistetaan se.</text:p>
      <text:p text:style-name="P1"><text:tab/>Askareen muokkaus</text:p>
      <text:p text:style-name="P1"><text:tab/><text:tab/>Valitaan askare, mennään muokkaus tilaan, muokataan ja tallennetaan.</text:p>
      <text:p text:style-name="P1"><text:tab/>Askareen tärkeysjärjestyksen lisäys</text:p>
      <text:p text:style-name="P1"><text:tab/><text:tab/>Valitaan askare, muokkaus tilaan ja lisätään priorisointi.</text:p>
      <text:p text:style-name="P1"><text:tab/>Askareen tärkeysjärjestyksen poisto</text:p>
      <text:p text:style-name="P1"><text:tab/><text:tab/>Valitaan askare, muokkaus tilaan ja poistetaan priorisointi.</text:p>
      <text:p text:style-name="P1"><text:tab/>Luokan lisäys</text:p>
      <text:p text:style-name="P1"><text:tab/><text:tab/>Valitaan askare, muokkaus tilaan ja lisätään luokka.</text:p>
      <text:p text:style-name="P1"><text:tab/>Luokan poisto</text:p>
      <text:p text:style-name="P1"><text:tab/><text:tab/>Valitaan askare, muokkaus tilaan ja poistetaan luokka.</text:p>
      <text:p text:style-name="P1"><text:tab/>Askareiden luokittelu</text:p>
      <text:p text:style-name="P1"><text:tab/><text:tab/>Valitaan askare, muokataan, lisätään luokka. Tai tehdään lisäyksessä.</text:p>
      <text:p text:style-name="P1"><text:s/></text:p>
      <text:p text:style-name="P1"><text:tab/>Muita: kirjautuminen.</text:p>
      <text:p text:style-name="P1"/>
      <text:p text:style-name="P1">Järjestelmän tietokaavio:</text:p>
      <text:p text:style-name="P1"><text:tab/>https://docs.google.com/document/d/16q0Blntn9zLyA-EcSG2wiB1eWQtDzd9HJf3C0jg2ULM/edit?usp=sharing</text:p>
      <text:p text:style-name="P1"/>
      <text:p text:style-name="P1"><text:tab/>Relaatiotietokantakaavio:</text:p>
      <text:p text:style-name="P1"><text:tab/>https://docs.google.com/document/d/1p0SCJrqymyPEZ0J0JxknUEMQgAnIQdDfnCrM-<text:tab/>jPAwAY/edit?usp=sharing</text:p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5:15:34.151192110</meta:creation-date>
    <dc:date>2016-06-03T15:19:23.343349431</dc:date>
    <meta:editing-duration>P0D</meta:editing-duration>
    <meta:editing-cycles>1</meta:editing-cycles>
    <meta:document-statistic meta:table-count="0" meta:image-count="0" meta:object-count="0" meta:page-count="1" meta:paragraph-count="37" meta:word-count="196" meta:character-count="1768" meta:non-whitespace-character-count="1731"/>
    <meta:generator>LibreOffice/4.2.8.2$Linux_X86_64 LibreOffice_project/420m0$Build-2</meta:generator>
  </office:meta>
</office:document-meta>
</file>